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9D5E8EF6EFE3AC7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000000" draw:textarea-vertical-align="middle" draw:auto-grow-height="false" fo:min-height="0.894cm" fo:min-width="1.02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11cm" svg:height="12.533cm" svg:x="0.053cm" svg:y="0.078cm">
          <draw:image xlink:href="Pictures/1000000000000280000001E09D5E8EF6EFE3AC7D.jpg" xlink:type="simple" xlink:show="embed" xlink:actuate="onLoad" loext:mime-type="image/jpeg">
            <text:p/>
          </draw:image>
        </draw:frame>
        <draw:frame draw:style-name="gr2" draw:text-style-name="P2" draw:layer="layout" svg:width="4.867cm" svg:height="2.384cm" svg:x="17.441cm" svg:y="7.679cm">
          <draw:text-box>
            <text:p text:style-name="P1">Molette de </text:p>
            <text:p text:style-name="P1">changement de</text:p>
            <text:p text:style-name="P1">programme</text:p>
          </draw:text-box>
        </draw:frame>
        <draw:line draw:style-name="gr3" draw:text-style-name="P3" draw:layer="layout" svg:x1="17.399cm" svg:y1="8.89cm" svg:x2="6.731cm" svg:y2="5.969cm">
          <text:p/>
        </draw:line>
        <draw:custom-shape draw:style-name="gr4" draw:text-style-name="P4" draw:layer="layout" svg:width="1.524cm" svg:height="1.143cm" svg:x="4.953cm" svg:y="3.937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1.524cm" svg:height="1.143cm" svg:x="4.949cm" svg:y="6.791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4.2$Linux_X86_64 LibreOffice_project/40$Build-2</meta:generator>
    <dc:date>2020-07-13T15:30:54.427308752</dc:date>
    <meta:editing-duration>PT34M51S</meta:editing-duration>
    <meta:editing-cycles>11</meta:editing-cycles>
    <meta:document-statistic meta:object-count="5"/>
  </office:meta>
</office:document-meta>
</file>